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txManag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xManag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TxMgrByTypeAndQualifierAtClassLevel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okUpTxMgrByTypeAndQualifierAtClassLevelTests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